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eading">
      <style:paragraph-properties fo:text-align="center" style:justify-single-word="false"/>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paragraph-properties fo:text-align="start" style:justify-single-word="false"/>
    </style:style>
    <style:style style:name="P6" style:family="paragraph" style:parent-style-name="Standard" style:list-style-name="L2"/>
    <style:style style:name="P7" style:family="paragraph" style:parent-style-name="Standard" style:list-style-name="L2"/>
    <style:style style:name="P8" style:family="paragraph" style:parent-style-name="Standard">
      <style:text-properties fo:font-weight="bold" style:font-weight-asian="bold" style:font-weight-complex="bold"/>
    </style:style>
    <style:style style:name="P9" style:family="paragraph" style:parent-style-name="Standard" style:list-style-name="L3">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TEPROYECTO FIN DE CARRERA</text:p>
      <text:p text:style-name="Standard"/>
      <text:p text:style-name="P1">Título</text:p>
      <text:p text:style-name="Standard"><text:span text:style-name="T1"><text:tab/></text:span>Análisis, diseño e implementación de un sistema de información geográfica</text:p>
      <text:p text:style-name="Standard"/>
      <text:p text:style-name="P1">Title</text:p>
      <text:p text:style-name="Standard"><text:span text:style-name="T1"><text:tab/></text:span>Analysis, design and implementation of a geographic information system</text:p>
      <text:p text:style-name="P1"/>
      <text:p text:style-name="P1">Director</text:p>
      <text:p text:style-name="Standard"><text:span text:style-name="T1"><text:tab/></text:span>Dr. Juan Antonio Falgueras Cano</text:p>
      <text:p text:style-name="Standard"/>
      <text:p text:style-name="P1">Alumno</text:p>
      <text:p text:style-name="P1"><text:tab/><text:span text:style-name="T2">Damián Serrano Thode</text:span></text:p>
      <text:p text:style-name="Standard"/>
      <text:p text:style-name="P1">Introducción y objetivos</text:p>
      <text:p text:style-name="P2"><text:tab/>Los sistemas de información geográfica (SIG o GIS por sus siglas en inglés), están viendo incrementada su popularidad, una vez que el uso de las telecomunicaciones penetra más en los usuarios, de forma que les permite una mayor flexibilidad y comodidad a la hora de buscar información.</text:p>
      <text:p text:style-name="P2"><text:tab/>De este modo, presentar la información sobre cualquier tipo de recurso acompañada de un mapa sobre el que el usuario puede comprobar de forma subjetiva la adecuación de esta a sus necesidades le proporciona un valor añadido que mejora la experiencia de uso de la aplicación.</text:p>
      <text:p text:style-name="Standard"><text:span text:style-name="T1"><text:tab/></text:span><text:span text:style-name="T2">Así, el objetivo de este proyecto será </text:span>realizar el análisis, el diseño y la implementación de un sistema de información geográfica. Este sistema estará compuesto por una base de datos cartográfica que contendrá las capas de elementos geográficos para componer los mapas (viales y carreteras, compuestos por capas de líneas; localidades y lugares de interés, compuestos por capas de puntos; límites de municipios y provincias, formados por capas de líneas), un motor geoespacial que presente la información contenida en la base de datos cartográfica como resultado a las consultas espaciales en base a una configuración establecida, y un sistema de información que ofrezca al usuario la posibilidad de realizar estas consultas espaciales y presente además información adicional de los recursos almacenada en bases de datos relacionales.</text:p>
      <text:p text:style-name="Standard"><text:tab/>Dados los requisitos del cliente, lo que sí se puede determinar a priori es la arquitectura del sistema, que estará orientado a un interfaz web hacia el cliente y un servidor que recoge las consultas, las procesa y las ejecuta en el motor geoespacial.</text:p>
      <text:p text:style-name="Standard"/>
      <text:p text:style-name="P1">Métodos y fases de trabajo</text:p>
      <text:p text:style-name="Standard"><text:tab/>La primera tarea a realizar consistirá en la determinación de los requisitos de la plataforma con el cliente, para determinar la extensión del trabajo a realizar.</text:p>
      <text:p text:style-name="Standard"><text:tab/>Una vez recogidos estos requisitos, habrá que estudiar el estado del arte en software de cartografía y motores de bases de datos con extensiones geoespaciales, para hacer la elección de la plataforma sobre la que se integrará la información cartográfica del proyecto. Esos componentes del sistema deberán cumplir los estándares definidos para los sistemas espaciales por la organización Open Geospatial Consortium, la cual se encarga de diseñar especificaciones de interoperabilidad entre proveedores de productos de información geográfica para facilitar el trabajo en un entorno mixto de aplicaciones. Una vez elegidos el motor y la base de datos geoespaciales, habrá que configurar ambos para tratar e introducir la información cartográfica disponible y que esta sea presentada de forma adecuada.</text:p>
      <text:p text:style-name="Standard"><text:tab/>Cuando se haya realizado la elección de la plataforma de software sobre la que se va a desarrollar el sistema de información, será necesario realizar el diseño, análisis y la implementación del mismo en base a los requisitos recogidos con el cliente, los cuales se harán de forma incremental según la metodología ágil de desarrollo que permita variaciones en los requisitos y que vayan proporcionando versiones incrementales del producto hasta conseguir cubrir totalmente los requisitos del cliente.</text:p>
      <text:p text:style-name="Standard"/>
      <text:p text:style-name="P1">Recursos</text:p>
      <text:p text:style-name="Standard"><text:tab/>La aplicación se desarrollará sobre un PC de escritorio, sin preferencia a priori de sistema operativo (aunque la elección final dependerá de la plataforma de desarrollo sobre la que se implemente la aplicación). El entorno de desarrollo sobre el que se programará la aplicación será Eclipse, dado que es un entorno de desarrollo muy completo y extensible mediante plugins, y que está disponible para multitud de plataformas y lenguajes de programación. Para el modelado de la aplicación se ha elegido la herramienta ArgoUML para generar los diagramas por ser una herramienta de software libre y disponible también para multitud de plataformas.</text:p>
      <text:p text:style-name="Standard"><text:tab/>El entorno de ejecución será un servidor, que dispondrá de un sistema de bases de datos y un contenedor de aplicaciones web sobre el que se ejecutará la aplicación.</text:p>
      <text:p text:style-name="Standard"><text:tab/>En cualquier caso y siempre que sea posible, se dará prioridad al uso de software libre y de código abierto puesto que esto reducirá los costes de desarrollo e implantación, y permitirá usar tecnologías que disponen de una amplia comunidad de usuarios y desarrolladores que puede resultar beneficioso para recabar información sobre el uso de las tecnologías.</text:p>
      <text:p text:style-name="Standard"/>
      <text:p text:style-name="P1">Bibliografía</text:p>
      <text:list text:style-name="L3">
        <text:list-item>
          <text:p text:style-name="P9">K. Walnau et al. “Building systems from commercial components” Addison-Wesley, 2001.</text:p>
        </text:list-item>
      </text:list>
      <text:list text:style-name="L1">
        <text:list-item>
          <text:p text:style-name="P4">Open Geospatial Consortium. http://www.opengeospatial.org/</text:p>
        </text:list-item>
      </text:list>
      <text:list text:style-name="L2">
        <text:list-item>
          <text:p text:style-name="P5"><text:span text:style-name="T2">Geographic Information Systems (Wikipedia). </text:span><text:a xlink:type="simple" xlink:href="http://en.wikipedia.org/wiki/Geographic_information_system">http://en.wikipedia.org/wiki/Geographic_information_system</text:a></text:p>
        </text:list-item>
        <text:list-item>
          <text:p text:style-name="P6">Portal GIS de ESRI (fabricante de software de GIS). <text:a xlink:type="simple" xlink:href="http://www.gis.com/">http://www.gis.com/</text:a></text:p>
        </text:list-item>
        <text:list-item>
          <text:p text:style-name="P6">Agile Software Development. <text:a xlink:type="simple" xlink:href="http://en.wikipedia.org/wiki/Agile_software_development">http://en.wikipedia.org/wiki/Agile_software_development</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text-properties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2-09T17:21:29</meta:creation-date>
    <dc:date>2008-04-16T22:36:03</dc:date>
    <dc:language>es-ES</dc:language>
    <meta:editing-cycles>50</meta:editing-cycles>
    <meta:editing-duration>PT6H42M27S</meta:editing-duration>
    <meta:user-defined meta:name="Info 1"/>
    <meta:user-defined meta:name="Info 2"/>
    <meta:user-defined meta:name="Info 3"/>
    <meta:user-defined meta:name="Info 4"/>
    <meta:document-statistic meta:table-count="0" meta:image-count="0" meta:object-count="0" meta:page-count="3" meta:paragraph-count="28" meta:word-count="763" meta:character-count="4998"/>
  </office:meta>
</office:document-meta>
</file>